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34">
            <text:p>34.0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7.557152263981">
            <text:p>37.5572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34">
            <text:p>34.0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7.1852992712683">
            <text:p>37.1853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34">
            <text:p>34.0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8171279913547">
            <text:p>36.8171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34">
            <text:p>34.0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6.4526019716383">
            <text:p>36.4526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34">
            <text:p>34.0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6.091685120434">
            <text:p>36.0917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34">
            <text:p>34.0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7343417034">
            <text:p>35.734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34">
            <text:p>34.0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5.38053634">
            <text:p>35.3805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34">
            <text:p>34.0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5.030234">
            <text:p>35.0302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34">
            <text:p>34.0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4.6834">
            <text:p>34.683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34">
            <text:p>34.0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4.34">
            <text:p>34.340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34">
            <text:p>34.0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4">
            <text:p>34.0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34">
            <text:p>34.0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.6633663366337">
            <text:p>33.6634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34">
            <text:p>34.0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3.3300656798353">
            <text:p>33.3301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34">
            <text:p>34.0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3.0000650295399">
            <text:p>33.0001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34">
            <text:p>34.0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6733317124158">
            <text:p>32.67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34">
            <text:p>34.0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2.3498333786295">
            <text:p>32.3498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34">
            <text:p>34.0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2.029537998643">
            <text:p>32.0295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34">
            <text:p>34.0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7124138600426">
            <text:p>31.7124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34">
            <text:p>34.0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1.3984295643986">
            <text:p>31.398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34">
            <text:p>34.0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1.087554024157">
            <text:p>31.0876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34">
            <text:p>34.0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7797564595614">
            <text:p>30.77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588">
            <text:p>1.588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75413993515299">
            <text:p>1.7541</text:p>
          </table:table-cell>
          <table:table-cell table:style-name="ce2" office:value-type="float" office:value="1.281">
            <text:p>1.281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41502094265175">
            <text:p>1.4150</text:p>
          </table:table-cell>
          <table:table-cell table:style-name="ce2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19630576182033">
            <text:p>1.1963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588">
            <text:p>1.588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73677221302277">
            <text:p>1.7368</text:p>
          </table:table-cell>
          <table:table-cell table:style-name="ce3" table:formula="of:=[.V25]" office:value-type="float" office:value="1.281">
            <text:p>1.281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40101083430867">
            <text:p>1.4010</text:p>
          </table:table-cell>
          <table:table-cell table:style-name="ce3" table:formula="of:=[.Y25]" office:value-type="float" office:value="1.083">
            <text:p>1.083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18446115031716">
            <text:p>1.1845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588">
            <text:p>1.588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71957644853739">
            <text:p>1.7196</text:p>
          </table:table-cell>
          <table:table-cell table:style-name="ce3" table:formula="of:=[.V26]" office:value-type="float" office:value="1.281">
            <text:p>1.281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8713943990957">
            <text:p>1.3871</text:p>
          </table:table-cell>
          <table:table-cell table:style-name="ce3" table:formula="of:=[.Y26]" office:value-type="float" office:value="1.083">
            <text:p>1.083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17273381219521">
            <text:p>1.1727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588">
            <text:p>1.588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70255093914593">
            <text:p>1.7026</text:p>
          </table:table-cell>
          <table:table-cell table:style-name="ce3" table:formula="of:=[.V27]" office:value-type="float" office:value="1.281">
            <text:p>1.281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7340538604908">
            <text:p>1.3734</text:p>
          </table:table-cell>
          <table:table-cell table:style-name="ce3" table:formula="of:=[.Y27]" office:value-type="float" office:value="1.083">
            <text:p>1.083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16112258633189">
            <text:p>1.1611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588">
            <text:p>1.588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68569399915439">
            <text:p>1.6857</text:p>
          </table:table-cell>
          <table:table-cell table:style-name="ce3" table:formula="of:=[.V28]" office:value-type="float" office:value="1.281">
            <text:p>1.281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5980731291988">
            <text:p>1.3598</text:p>
          </table:table-cell>
          <table:table-cell table:style-name="ce3" table:formula="of:=[.Y28]" office:value-type="float" office:value="1.083">
            <text:p>1.083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14962632310088">
            <text:p>1.1496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588">
            <text:p>1.588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6690039595588">
            <text:p>1.6690</text:p>
          </table:table-cell>
          <table:table-cell table:style-name="ce3" table:formula="of:=[.V29]" office:value-type="float" office:value="1.281">
            <text:p>1.281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3463438741781">
            <text:p>1.3463</text:p>
          </table:table-cell>
          <table:table-cell table:style-name="ce3" table:formula="of:=[.Y29]" office:value-type="float" office:value="1.083">
            <text:p>1.083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1382438842583">
            <text:p>1.1382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588">
            <text:p>1.588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65247916788">
            <text:p>1.6525</text:p>
          </table:table-cell>
          <table:table-cell table:style-name="ce3" table:formula="of:=[.V30]" office:value-type="float" office:value="1.281">
            <text:p>1.281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33301373681">
            <text:p>1.3330</text:p>
          </table:table-cell>
          <table:table-cell table:style-name="ce3" table:formula="of:=[.Y30]" office:value-type="float" office:value="1.083">
            <text:p>1.083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12697414283">
            <text:p>1.1270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588">
            <text:p>1.588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636117988">
            <text:p>1.6361</text:p>
          </table:table-cell>
          <table:table-cell table:style-name="ce3" table:formula="of:=[.V31]" office:value-type="float" office:value="1.281">
            <text:p>1.281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319815581">
            <text:p>1.3198</text:p>
          </table:table-cell>
          <table:table-cell table:style-name="ce3" table:formula="of:=[.Y31]" office:value-type="float" office:value="1.083">
            <text:p>1.083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115815983">
            <text:p>1.1158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588">
            <text:p>1.588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6199188">
            <text:p>1.6199</text:p>
          </table:table-cell>
          <table:table-cell table:style-name="ce3" table:formula="of:=[.V32]" office:value-type="float" office:value="1.281">
            <text:p>1.281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3067481">
            <text:p>1.3067</text:p>
          </table:table-cell>
          <table:table-cell table:style-name="ce3" table:formula="of:=[.Y32]" office:value-type="float" office:value="1.083">
            <text:p>1.083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1047683">
            <text:p>1.1048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588">
            <text:p>1.588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60388">
            <text:p>1.6039</text:p>
          </table:table-cell>
          <table:table-cell table:style-name="ce3" table:formula="of:=[.V33]" office:value-type="float" office:value="1.281">
            <text:p>1.281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9381">
            <text:p>1.2938</text:p>
          </table:table-cell>
          <table:table-cell table:style-name="ce3" table:formula="of:=[.Y33]" office:value-type="float" office:value="1.083">
            <text:p>1.083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09383">
            <text:p>1.093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588">
            <text:p>1.588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588">
            <text:p>1.5880</text:p>
          </table:table-cell>
          <table:table-cell table:style-name="ce3" table:formula="of:=[.V34]" office:value-type="float" office:value="1.281">
            <text:p>1.281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81">
            <text:p>1.2810</text:p>
          </table:table-cell>
          <table:table-cell table:style-name="ce3" table:formula="of:=[.Y34]" office:value-type="float" office:value="1.083">
            <text:p>1.083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083">
            <text:p>1.083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588">
            <text:p>1.588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57227722772277">
            <text:p>1.5723</text:p>
          </table:table-cell>
          <table:table-cell table:style-name="ce3" table:formula="of:=[.V35]" office:value-type="float" office:value="1.281">
            <text:p>1.281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6831683168317">
            <text:p>1.2683</text:p>
          </table:table-cell>
          <table:table-cell table:style-name="ce3" table:formula="of:=[.Y35]" office:value-type="float" office:value="1.083">
            <text:p>1.083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07227722772277">
            <text:p>1.072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588">
            <text:p>1.588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55671012645819">
            <text:p>1.5567</text:p>
          </table:table-cell>
          <table:table-cell table:style-name="ce3" table:formula="of:=[.V36]" office:value-type="float" office:value="1.281">
            <text:p>1.281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5575923929027">
            <text:p>1.2558</text:p>
          </table:table-cell>
          <table:table-cell table:style-name="ce3" table:formula="of:=[.Y36]" office:value-type="float" office:value="1.083">
            <text:p>1.083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0616606215077">
            <text:p>1.0617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588">
            <text:p>1.588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5412971549091">
            <text:p>1.5413</text:p>
          </table:table-cell>
          <table:table-cell table:style-name="ce3" table:formula="of:=[.V37]" office:value-type="float" office:value="1.281">
            <text:p>1.281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24332597949531">
            <text:p>1.2433</text:p>
          </table:table-cell>
          <table:table-cell table:style-name="ce3" table:formula="of:=[.Y37]" office:value-type="float" office:value="1.083">
            <text:p>1.083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05114913020564">
            <text:p>1.0511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588">
            <text:p>1.588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52603678703871">
            <text:p>1.5260</text:p>
          </table:table-cell>
          <table:table-cell table:style-name="ce3" table:formula="of:=[.V38]" office:value-type="float" office:value="1.281">
            <text:p>1.281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23101582128249">
            <text:p>1.2310</text:p>
          </table:table-cell>
          <table:table-cell table:style-name="ce3" table:formula="of:=[.Y38]" office:value-type="float" office:value="1.083">
            <text:p>1.083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04074171307489">
            <text:p>1.0407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588">
            <text:p>1.588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51092751191952">
            <text:p>1.5109</text:p>
          </table:table-cell>
          <table:table-cell table:style-name="ce3" table:formula="of:=[.V39]" office:value-type="float" office:value="1.281">
            <text:p>1.281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21882754582425">
            <text:p>1.2188</text:p>
          </table:table-cell>
          <table:table-cell table:style-name="ce3" table:formula="of:=[.Y39]" office:value-type="float" office:value="1.083">
            <text:p>1.083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03043733967811">
            <text:p>1.0304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588">
            <text:p>1.588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49596783358368">
            <text:p>1.4960</text:p>
          </table:table-cell>
          <table:table-cell table:style-name="ce3" table:formula="of:=[.V40]" office:value-type="float" office:value="1.281">
            <text:p>1.281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20675994636064">
            <text:p>1.2068</text:p>
          </table:table-cell>
          <table:table-cell table:style-name="ce3" table:formula="of:=[.Y40]" office:value-type="float" office:value="1.083">
            <text:p>1.083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02023498978031">
            <text:p>1.0202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588">
            <text:p>1.588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48115627087493">
            <text:p>1.4812</text:p>
          </table:table-cell>
          <table:table-cell table:style-name="ce3" table:formula="of:=[.V41]" office:value-type="float" office:value="1.281">
            <text:p>1.281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9481182807984">
            <text:p>1.1948</text:p>
          </table:table-cell>
          <table:table-cell table:style-name="ce3" table:formula="of:=[.Y41]" office:value-type="float" office:value="1.083">
            <text:p>1.083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1013365324783">
            <text:p>1.0101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588">
            <text:p>1.588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46649135730191">
            <text:p>1.4665</text:p>
          </table:table-cell>
          <table:table-cell table:style-name="ce3" table:formula="of:=[.V42]" office:value-type="float" office:value="1.281">
            <text:p>1.281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8298200799984">
            <text:p>1.1830</text:p>
          </table:table-cell>
          <table:table-cell table:style-name="ce3" table:formula="of:=[.Y42]" office:value-type="float" office:value="1.083">
            <text:p>1.083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0013232994834">
            <text:p>1.0001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588">
            <text:p>1.588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45197164089298">
            <text:p>1.4520</text:p>
          </table:table-cell>
          <table:table-cell table:style-name="ce3" table:formula="of:=[.V43]" office:value-type="float" office:value="1.281">
            <text:p>1.281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7126931485133">
            <text:p>1.1713</text:p>
          </table:table-cell>
          <table:table-cell table:style-name="ce3" table:formula="of:=[.Y43]" office:value-type="float" office:value="1.083">
            <text:p>1.083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0.990230029651826">
            <text:p>0.990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588">
            <text:p>1.588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43759568405246">
            <text:p>1.4376</text:p>
          </table:table-cell>
          <table:table-cell table:style-name="ce3" table:formula="of:=[.V44]" office:value-type="float" office:value="1.281">
            <text:p>1.281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5967258896171">
            <text:p>1.1597</text:p>
          </table:table-cell>
          <table:table-cell table:style-name="ce3" table:formula="of:=[.Y44]" office:value-type="float" office:value="1.083">
            <text:p>1.083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0.980425771932501">
            <text:p>0.980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34.5">
            <text:p>234.500</text:p>
          </table:table-cell>
          <table:table-cell office:value-type="float" office:value="10">
            <text:p>10</text:p>
          </table:table-cell>
          <table:table-cell table:formula="of:=[.C3]*1.01" office:value-type="float" office:value="259.033888408927">
            <text:p>259.0339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20.62">
            <text:p>20.6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22.777308225979">
            <text:p>22.7773</text:p>
          </table:table-cell>
          <table:table-cell table:style-name="ce2" office:value-type="float" office:value="34.68">
            <text:p>34.6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3082953092606">
            <text:p>38.3083</text:p>
          </table:table-cell>
          <table:table-cell table:style-name="ce2" office:value-type="float" office:value="90.47">
            <text:p>90.47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9.9351636859517">
            <text:p>99.9352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34.5">
            <text:p>234.5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56.469196444483">
            <text:p>256.4692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20.62">
            <text:p>20.6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22.5517903227515">
            <text:p>22.5518</text:p>
          </table:table-cell>
          <table:table-cell table:style-name="ce3" table:formula="of:=[.V2]" office:value-type="float" office:value="34.68">
            <text:p>34.6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7.9290052566936">
            <text:p>37.9290</text:p>
          </table:table-cell>
          <table:table-cell table:style-name="ce3" table:formula="of:=[.Y2]" office:value-type="float" office:value="90.47">
            <text:p>90.47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8.9457066197542">
            <text:p>98.9457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34.5">
            <text:p>234.5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53.929897469785">
            <text:p>253.9299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20.62">
            <text:p>20.6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22.328505270051">
            <text:p>22.3285</text:p>
          </table:table-cell>
          <table:table-cell table:style-name="ce3" table:formula="of:=[.V3]" office:value-type="float" office:value="34.68">
            <text:p>34.6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7.5534705511818">
            <text:p>37.5535</text:p>
          </table:table-cell>
          <table:table-cell table:style-name="ce3" table:formula="of:=[.Y3]" office:value-type="float" office:value="90.47">
            <text:p>90.47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7.9660461581724">
            <text:p>97.9660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34.5">
            <text:p>234.5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51.415740069094">
            <text:p>251.4157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20.62">
            <text:p>20.6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22.1074309604465">
            <text:p>22.1074</text:p>
          </table:table-cell>
          <table:table-cell table:style-name="ce3" table:formula="of:=[.V4]" office:value-type="float" office:value="34.68">
            <text:p>34.6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1816540110711">
            <text:p>37.1817</text:p>
          </table:table-cell>
          <table:table-cell table:style-name="ce3" table:formula="of:=[.Y4]" office:value-type="float" office:value="90.47">
            <text:p>90.47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6.9960853051212">
            <text:p>96.9961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34.5">
            <text:p>234.5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48.926475315934">
            <text:p>248.9265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20.62">
            <text:p>20.6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21.8885455053926">
            <text:p>21.8885</text:p>
          </table:table-cell>
          <table:table-cell table:style-name="ce3" table:formula="of:=[.V5]" office:value-type="float" office:value="34.68">
            <text:p>34.6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6.8135188228427">
            <text:p>36.8135</text:p>
          </table:table-cell>
          <table:table-cell table:style-name="ce3" table:formula="of:=[.Y5]" office:value-type="float" office:value="90.47">
            <text:p>90.47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6.0357280248725">
            <text:p>96.0357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34.5">
            <text:p>234.5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46.46185674845">
            <text:p>246.4619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20.62">
            <text:p>20.6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21.671827233062">
            <text:p>21.6718</text:p>
          </table:table-cell>
          <table:table-cell table:style-name="ce3" table:formula="of:=[.V6]" office:value-type="float" office:value="34.68">
            <text:p>34.6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449028537468">
            <text:p>36.4490</text:p>
          </table:table-cell>
          <table:table-cell table:style-name="ce3" table:formula="of:=[.Y6]" office:value-type="float" office:value="90.47">
            <text:p>90.47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5.084879232547">
            <text:p>95.084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34.5">
            <text:p>234.5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44.021640345">
            <text:p>244.0216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20.62">
            <text:p>20.6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1.4572546862">
            <text:p>21.4573</text:p>
          </table:table-cell>
          <table:table-cell table:style-name="ce3" table:formula="of:=[.V7]" office:value-type="float" office:value="34.68">
            <text:p>34.6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0881470668">
            <text:p>36.0881</text:p>
          </table:table-cell>
          <table:table-cell table:style-name="ce3" table:formula="of:=[.Y7]" office:value-type="float" office:value="90.47">
            <text:p>90.47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4.1434447847">
            <text:p>94.1434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34.5">
            <text:p>234.5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41.6055845">
            <text:p>241.6056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20.62">
            <text:p>20.6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1.24480662">
            <text:p>21.2448</text:p>
          </table:table-cell>
          <table:table-cell table:style-name="ce3" table:formula="of:=[.V8]" office:value-type="float" office:value="34.68">
            <text:p>34.6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5.73083868">
            <text:p>35.7308</text:p>
          </table:table-cell>
          <table:table-cell table:style-name="ce3" table:formula="of:=[.Y8]" office:value-type="float" office:value="90.47">
            <text:p>90.47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3.21133147">
            <text:p>93.2113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34.5">
            <text:p>234.5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39.21345">
            <text:p>239.2135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20.62">
            <text:p>20.6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1.034462">
            <text:p>21.0345</text:p>
          </table:table-cell>
          <table:table-cell table:style-name="ce3" table:formula="of:=[.V9]" office:value-type="float" office:value="34.68">
            <text:p>34.6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377068">
            <text:p>35.3771</text:p>
          </table:table-cell>
          <table:table-cell table:style-name="ce3" table:formula="of:=[.Y9]" office:value-type="float" office:value="90.47">
            <text:p>90.47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2.288447">
            <text:p>92.288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34.5">
            <text:p>234.5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36.845">
            <text:p>236.845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20.62">
            <text:p>20.6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0.8262">
            <text:p>20.8262</text:p>
          </table:table-cell>
          <table:table-cell table:style-name="ce3" table:formula="of:=[.V10]" office:value-type="float" office:value="34.68">
            <text:p>34.6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0268">
            <text:p>35.0268</text:p>
          </table:table-cell>
          <table:table-cell table:style-name="ce3" table:formula="of:=[.Y10]" office:value-type="float" office:value="90.47">
            <text:p>90.47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91.3747">
            <text:p>91.3747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34.5">
            <text:p>234.5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34.5">
            <text:p>234.5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20.62">
            <text:p>20.6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0.62">
            <text:p>20.6200</text:p>
          </table:table-cell>
          <table:table-cell table:style-name="ce3" table:formula="of:=[.V11]" office:value-type="float" office:value="34.68">
            <text:p>34.6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4.68">
            <text:p>34.6800</text:p>
          </table:table-cell>
          <table:table-cell table:style-name="ce3" table:formula="of:=[.Y11]" office:value-type="float" office:value="90.47">
            <text:p>90.47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90.47">
            <text:p>90.47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34.5">
            <text:p>234.5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32.178217821782">
            <text:p>232.1782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20.62">
            <text:p>20.6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0.4158415841584">
            <text:p>20.4158</text:p>
          </table:table-cell>
          <table:table-cell table:style-name="ce3" table:formula="of:=[.V12]" office:value-type="float" office:value="34.68">
            <text:p>34.6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3366336633663">
            <text:p>34.3366</text:p>
          </table:table-cell>
          <table:table-cell table:style-name="ce3" table:formula="of:=[.Y12]" office:value-type="float" office:value="90.47">
            <text:p>90.47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9.5742574257426">
            <text:p>89.5743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34.5">
            <text:p>234.5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29.879423585923">
            <text:p>229.8794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20.62">
            <text:p>20.6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0.2137045387707">
            <text:p>20.2137</text:p>
          </table:table-cell>
          <table:table-cell table:style-name="ce3" table:formula="of:=[.V13]" office:value-type="float" office:value="34.68">
            <text:p>34.6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3.996666993432">
            <text:p>33.9967</text:p>
          </table:table-cell>
          <table:table-cell table:style-name="ce3" table:formula="of:=[.Y13]" office:value-type="float" office:value="90.47">
            <text:p>90.47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8.6873835898441">
            <text:p>88.687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34.5">
            <text:p>234.5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27.603389689033">
            <text:p>227.6034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20.62">
            <text:p>20.6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0.013568850268">
            <text:p>20.0136</text:p>
          </table:table-cell>
          <table:table-cell table:style-name="ce3" table:formula="of:=[.V14]" office:value-type="float" office:value="34.68">
            <text:p>34.6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3.6600663301307">
            <text:p>33.6601</text:p>
          </table:table-cell>
          <table:table-cell table:style-name="ce3" table:formula="of:=[.Y14]" office:value-type="float" office:value="90.47">
            <text:p>90.47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7.809290683014">
            <text:p>87.8093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34.5">
            <text:p>234.5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25.34989078122">
            <text:p>225.349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20.62">
            <text:p>20.6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9.8154147032357">
            <text:p>19.8154</text:p>
          </table:table-cell>
          <table:table-cell table:style-name="ce3" table:formula="of:=[.V15]" office:value-type="float" office:value="34.68">
            <text:p>34.6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3267983466641">
            <text:p>33.3268</text:p>
          </table:table-cell>
          <table:table-cell table:style-name="ce3" table:formula="of:=[.Y15]" office:value-type="float" office:value="90.47">
            <text:p>90.47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6.9398917653604">
            <text:p>86.9399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34.5">
            <text:p>234.5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23.118703743783">
            <text:p>223.118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20.62">
            <text:p>20.6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9.6192224784512">
            <text:p>19.6192</text:p>
          </table:table-cell>
          <table:table-cell table:style-name="ce3" table:formula="of:=[.V16]" office:value-type="float" office:value="34.68">
            <text:p>34.6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2.996830046202">
            <text:p>32.9968</text:p>
          </table:table-cell>
          <table:table-cell table:style-name="ce3" table:formula="of:=[.Y16]" office:value-type="float" office:value="90.47">
            <text:p>90.47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6.0791007577826">
            <text:p>86.0791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34.5">
            <text:p>234.5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20.909607667111">
            <text:p>220.9096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20.62">
            <text:p>20.6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9.4249727509417">
            <text:p>19.4250</text:p>
          </table:table-cell>
          <table:table-cell table:style-name="ce3" table:formula="of:=[.V17]" office:value-type="float" office:value="34.68">
            <text:p>34.6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2.6701287586159">
            <text:p>32.6701</text:p>
          </table:table-cell>
          <table:table-cell table:style-name="ce3" table:formula="of:=[.Y17]" office:value-type="float" office:value="90.47">
            <text:p>90.47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5.2268324334481">
            <text:p>85.2268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34.5">
            <text:p>234.5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18.722383828823">
            <text:p>218.7224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20.62">
            <text:p>20.6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9.2326462880611">
            <text:p>19.2326</text:p>
          </table:table-cell>
          <table:table-cell table:style-name="ce3" table:formula="of:=[.V18]" office:value-type="float" office:value="34.68">
            <text:p>34.6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3466621372435">
            <text:p>32.3467</text:p>
          </table:table-cell>
          <table:table-cell table:style-name="ce3" table:formula="of:=[.Y18]" office:value-type="float" office:value="90.47">
            <text:p>90.47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4.3830024093545">
            <text:p>84.3830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34.5">
            <text:p>234.5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16.556815672102">
            <text:p>216.5568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20.62">
            <text:p>20.6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9.0422240475853">
            <text:p>19.0422</text:p>
          </table:table-cell>
          <table:table-cell table:style-name="ce3" table:formula="of:=[.V19]" office:value-type="float" office:value="34.68">
            <text:p>34.6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0263981556866">
            <text:p>32.0264</text:p>
          </table:table-cell>
          <table:table-cell table:style-name="ce3" table:formula="of:=[.Y19]" office:value-type="float" office:value="90.47">
            <text:p>90.47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3.5475271379748">
            <text:p>83.5475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34.5">
            <text:p>234.5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14.41268878426">
            <text:p>214.412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20.62">
            <text:p>20.6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8.853687175827">
            <text:p>18.8537</text:p>
          </table:table-cell>
          <table:table-cell table:style-name="ce3" table:formula="of:=[.V20]" office:value-type="float" office:value="34.68">
            <text:p>34.6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1.7093051046402">
            <text:p>31.7093</text:p>
          </table:table-cell>
          <table:table-cell table:style-name="ce3" table:formula="of:=[.Y20]" office:value-type="float" office:value="90.47">
            <text:p>90.47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2.7203238989849">
            <text:p>82.7203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34.5">
            <text:p>234.5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12.289790875505">
            <text:p>212.28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20.62">
            <text:p>20.6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8.6670170057693">
            <text:p>18.6670</text:p>
          </table:table-cell>
          <table:table-cell table:style-name="ce3" table:formula="of:=[.V21]" office:value-type="float" office:value="34.68">
            <text:p>34.6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3953515887527">
            <text:p>31.3954</text:p>
          </table:table-cell>
          <table:table-cell table:style-name="ce3" table:formula="of:=[.Y21]" office:value-type="float" office:value="90.47">
            <text:p>90.47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1.9013107910742">
            <text:p>81.901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7.36">
            <text:p>17.360</text:p>
          </table:table-cell>
          <table:table-cell office:value-type="float" office:value="10">
            <text:p>10</text:p>
          </table:table-cell>
          <table:table-cell table:formula="of:=[.C26]*1.01" office:value-type="float" office:value="19.1762400971385">
            <text:p>19.1762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1">
            <text:p>1.10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1508433795233">
            <text:p>1.2151</text:p>
          </table:table-cell>
          <table:table-cell table:style-name="ce2" office:value-type="float" office:value="0.938">
            <text:p>0.938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03613555363571">
            <text:p>1.036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7.36">
            <text:p>17.3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8.9863763338005">
            <text:p>18.9864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1">
            <text:p>1.10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030537999528">
            <text:p>1.2031</text:p>
          </table:table-cell>
          <table:table-cell table:style-name="ce3" table:formula="of:=[.Y25]" office:value-type="float" office:value="0.938">
            <text:p>0.938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02587678577793">
            <text:p>1.0259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7.36">
            <text:p>17.3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8.7983924097035">
            <text:p>18.7984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1">
            <text:p>1.10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19114237619089">
            <text:p>1.1911</text:p>
          </table:table-cell>
          <table:table-cell table:style-name="ce3" table:formula="of:=[.Y26]" office:value-type="float" office:value="0.938">
            <text:p>0.938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01571958987914">
            <text:p>1.0157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7.36">
            <text:p>17.3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8.6122697125777">
            <text:p>18.6123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1">
            <text:p>1.10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17934888731771">
            <text:p>1.1793</text:p>
          </table:table-cell>
          <table:table-cell table:style-name="ce3" table:formula="of:=[.Y27]" office:value-type="float" office:value="0.938">
            <text:p>0.938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00566296027638">
            <text:p>1.005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7.36">
            <text:p>17.3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8.4279898144334">
            <text:p>18.428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1">
            <text:p>1.10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1676721656611">
            <text:p>1.1677</text:p>
          </table:table-cell>
          <table:table-cell table:style-name="ce3" table:formula="of:=[.Y28]" office:value-type="float" office:value="0.938">
            <text:p>0.938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0.995705901263738">
            <text:p>0.99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7.36">
            <text:p>17.36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8.245534469736">
            <text:p>18.2455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1">
            <text:p>1.10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15611105511">
            <text:p>1.1561</text:p>
          </table:table-cell>
          <table:table-cell table:style-name="ce3" table:formula="of:=[.Y29]" office:value-type="float" office:value="0.938">
            <text:p>0.938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0.9858474269938">
            <text:p>0.9858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7.36">
            <text:p>17.3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8.0648856136">
            <text:p>18.0649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1">
            <text:p>1.10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44664411">
            <text:p>1.1447</text:p>
          </table:table-cell>
          <table:table-cell table:style-name="ce3" table:formula="of:=[.Y30]" office:value-type="float" office:value="0.938">
            <text:p>0.938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0.97608656138">
            <text:p>0.9761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7.36">
            <text:p>17.3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7.88602536">
            <text:p>17.8860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1">
            <text:p>1.10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333311">
            <text:p>1.1333</text:p>
          </table:table-cell>
          <table:table-cell table:style-name="ce3" table:formula="of:=[.Y31]" office:value-type="float" office:value="0.938">
            <text:p>0.938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0.966422338">
            <text:p>0.9664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7.36">
            <text:p>17.3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7.708936">
            <text:p>17.7089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1">
            <text:p>1.10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2211">
            <text:p>1.1221</text:p>
          </table:table-cell>
          <table:table-cell table:style-name="ce3" table:formula="of:=[.Y32]" office:value-type="float" office:value="0.938">
            <text:p>0.938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0.9568538">
            <text:p>0.9569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7.36">
            <text:p>17.3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7.5336">
            <text:p>17.5336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1">
            <text:p>1.10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11">
            <text:p>1.1110</text:p>
          </table:table-cell>
          <table:table-cell table:style-name="ce3" table:formula="of:=[.Y33]" office:value-type="float" office:value="0.938">
            <text:p>0.938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0.94738">
            <text:p>0.9474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7.36">
            <text:p>17.36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7.36">
            <text:p>17.36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1">
            <text:p>1.10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">
            <text:p>1.1000</text:p>
          </table:table-cell>
          <table:table-cell table:style-name="ce3" table:formula="of:=[.Y34]" office:value-type="float" office:value="0.938">
            <text:p>0.938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0.938">
            <text:p>0.938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7.36">
            <text:p>17.36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7.1881188118812">
            <text:p>17.1881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1">
            <text:p>1.10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08910891089109">
            <text:p>1.0891</text:p>
          </table:table-cell>
          <table:table-cell table:style-name="ce3" table:formula="of:=[.Y35]" office:value-type="float" office:value="0.938">
            <text:p>0.938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0.928712871287129">
            <text:p>0.9287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7.36">
            <text:p>17.36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7.0179394177042">
            <text:p>17.017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1">
            <text:p>1.10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07832565434761">
            <text:p>1.0783</text:p>
          </table:table-cell>
          <table:table-cell table:style-name="ce3" table:formula="of:=[.Y36]" office:value-type="float" office:value="0.938">
            <text:p>0.938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0.919517694343692">
            <text:p>0.9195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7.36">
            <text:p>17.3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6.8494449680239">
            <text:p>16.849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1">
            <text:p>1.10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06764916272041">
            <text:p>1.0676</text:p>
          </table:table-cell>
          <table:table-cell table:style-name="ce3" table:formula="of:=[.Y37]" office:value-type="float" office:value="0.938">
            <text:p>0.938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0.91041355875613">
            <text:p>0.910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7.36">
            <text:p>17.3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6.6826187802217">
            <text:p>16.6826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1">
            <text:p>1.10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0570783789311">
            <text:p>1.0571</text:p>
          </table:table-cell>
          <table:table-cell table:style-name="ce3" table:formula="of:=[.Y38]" office:value-type="float" office:value="0.938">
            <text:p>0.938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0.901399563124882">
            <text:p>0.901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7.36">
            <text:p>17.36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6.5174443368532">
            <text:p>16.517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1">
            <text:p>1.10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4661225636742">
            <text:p>1.0466</text:p>
          </table:table-cell>
          <table:table-cell table:style-name="ce3" table:formula="of:=[.Y39]" office:value-type="float" office:value="0.938">
            <text:p>0.938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0.89247481497513">
            <text:p>0.8925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7.36">
            <text:p>17.3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6.353905284013">
            <text:p>16.3539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1">
            <text:p>1.10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3624975877963">
            <text:p>1.0362</text:p>
          </table:table-cell>
          <table:table-cell table:style-name="ce3" table:formula="of:=[.Y40]" office:value-type="float" office:value="0.938">
            <text:p>0.938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0.883638430668446">
            <text:p>0.8836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7.36">
            <text:p>17.3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6.1919854297159">
            <text:p>16.1920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1">
            <text:p>1.10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2598986017785">
            <text:p>1.0260</text:p>
          </table:table-cell>
          <table:table-cell table:style-name="ce3" table:formula="of:=[.Y41]" office:value-type="float" office:value="0.938">
            <text:p>0.938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0.874889535315293">
            <text:p>0.8749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7.36">
            <text:p>17.3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6.0316687422929">
            <text:p>16.0317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1">
            <text:p>1.10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1583154473054">
            <text:p>1.0158</text:p>
          </table:table-cell>
          <table:table-cell table:style-name="ce3" table:formula="of:=[.Y42]" office:value-type="float" office:value="0.938">
            <text:p>0.938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0.866227262688409">
            <text:p>0.8662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7.36">
            <text:p>17.3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5.8729393488049">
            <text:p>15.8729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1">
            <text:p>1.10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057738066639">
            <text:p>1.0058</text:p>
          </table:table-cell>
          <table:table-cell table:style-name="ce3" table:formula="of:=[.Y43]" office:value-type="float" office:value="0.938">
            <text:p>0.938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0.857650755137038">
            <text:p>0.8577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7.36">
            <text:p>17.3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5.7157815334702">
            <text:p>15.7158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1">
            <text:p>1.10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0.995815650162281">
            <text:p>0.9958</text:p>
          </table:table-cell>
          <table:table-cell table:style-name="ce3" table:formula="of:=[.Y44]" office:value-type="float" office:value="0.938">
            <text:p>0.938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0.849159163502018">
            <text:p>0.8492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1659955">
            <text:p>165995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2015／04／17</text:date>, <text:time>15:09:2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17T15:09:20.10</dc:date>
    <meta:editing-duration>P30DT15H46M43S</meta:editing-duration>
    <meta:editing-cycles>98</meta:editing-cycles>
    <meta:generator>OpenOffice/4.1.1$Win32 OpenOffice.org_project/411m6$Build-9775</meta:generator>
    <meta:document-statistic meta:table-count="6" meta:cell-count="3466" meta:object-count="0"/>
  </office:meta>
</office:document-meta>
</file>